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F0000009EBC402480C03EF1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59cm" svg:height="5.573cm" svg:x="6.046cm" svg:y="11.175cm">
          <draw:image xlink:href="Pictures/100000000000010F0000009EBC402480C03EF1B8.png" xlink:type="simple" xlink:show="embed" xlink:actuate="onLoad">
            <text:p/>
          </draw:image>
        </draw:frame>
        <draw:frame draw:style-name="gr2" draw:text-style-name="P2" draw:layer="layout" svg:width="1.778cm" svg:height="1.673cm" svg:x="11.541cm" svg:y="10.757cm">
          <draw:text-box>
            <text:p>X<text:span text:style-name="T1">k</text:span></text:p>
          </draw:text-box>
        </draw:frame>
        <draw:frame draw:style-name="gr3" draw:text-style-name="P2" draw:layer="layout" svg:width="1.651cm" svg:height="1.171cm" svg:x="8.62cm" svg:y="16.621cm">
          <draw:text-box>
            <text:p>X<text:span text:style-name="T2">a</text:span></text:p>
          </draw:text-box>
        </draw:frame>
        <draw:frame draw:style-name="gr2" draw:text-style-name="P2" draw:layer="layout" svg:width="1.778cm" svg:height="1.673cm" svg:x="11.414cm" svg:y="16.621cm">
          <draw:text-box>
            <text:p>X<text:span text:style-name="T2">b</text:span></text:p>
          </draw:text-box>
        </draw:frame>
        <draw:frame draw:style-name="gr3" draw:text-style-name="P2" draw:layer="layout" svg:width="2.032cm" svg:height="1.171cm" svg:x="14.208cm" svg:y="16.748cm">
          <draw:text-box>
            <text:p>X<text:span text:style-name="T2">c</text:span></text:p>
          </draw:text-box>
        </draw:frame>
        <draw:frame draw:style-name="gr4" draw:text-style-name="P2" draw:layer="layout" svg:width="1.272cm" svg:height="1.171cm" svg:x="9.253cm" svg:y="12.938cm">
          <draw:text-box>
            <text:p>X<text:span text:style-name="T2">d</text:span></text:p>
          </draw:text-box>
        </draw:frame>
        <draw:frame draw:style-name="gr5" draw:text-style-name="P2" draw:layer="layout" svg:width="1.905cm" svg:height="1.171cm" svg:x="13.7cm" svg:y="12.811cm">
          <draw:text-box>
            <text:p>X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3T17:23:44.315975930</dc:date>
    <dc:creator>Gopal Menon</dc:creator>
    <meta:editing-duration>PT10M14S</meta:editing-duration>
    <meta:editing-cycles>1</meta:editing-cycles>
    <meta:document-statistic meta:object-count="7"/>
    <meta:generator>LibreOffice/5.0.3.2$Linux_X86_64 LibreOffice_project/00m0$Build-2</meta:generator>
  </office:meta>
</office:document-meta>
</file>